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efd" officeooo:paragraph-rsid="00114efd"/>
    </style:style>
    <style:style style:name="P2" style:family="paragraph" style:parent-style-name="Standard">
      <style:paragraph-properties fo:text-align="center" style:justify-single-word="false"/>
      <style:text-properties officeooo:rsid="00114efd" officeooo:paragraph-rsid="00114efd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23d94f" officeooo:paragraph-rsid="0023d94f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officeooo:rsid="00267166" officeooo:paragraph-rsid="00267166"/>
    </style:style>
    <style:style style:name="T1" style:family="text">
      <style:text-properties officeooo:rsid="001595c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76811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Reed</text:p>
      <text:p text:style-name="P1">Being and Knowing</text:p>
      <text:p text:style-name="P1">Spring, 2017</text:p>
      <text:p text:style-name="P2">Study Questio<text:span text:style-name="T1">ns 10</text:span></text:p>
      <text:p text:style-name="P3"/>
      <text:p text:style-name="P3"/>
      <text:p text:style-name="P4"><text:span text:style-name="T2">Russell’s arguments are two fold. One, Jesus wasn’t that wise, and most Christians don’t follow his teachings anyway. Two, a god isn’t necessary to explain the universe either. </text:span></text:p>
      <text:p text:style-name="P4"><text:span text:style-name="T2"/></text:p>
      <text:p text:style-name="P4"><text:span text:style-name="T2">Solving the idea of where do we come from by saying everything was created by god simply pushes the problem back to where did this supposed god come from.</text:span></text:p>
      <text:p text:style-name="P4"><text:span text:style-name="T2"/></text:p>
      <text:p text:style-name="P4"><text:span text:style-name="T2">I agree with all of Russell’s arguments though I find some stronger than others. I also don’t think it’s best to target a single religion. Since his time there have been other viewpoints held for </text:span><text:span text:style-name="T3">atheism</text:span><text:span text:style-name="T2"> that I like more. One for example is that there are several gods known to man. Who’s to say which is correct? Who’s to say any’s correct? Isn’t it a bit egotistical to suppose to know what comes after death even though there’s literally infinite possibilitie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1:38:06.359681463</meta:creation-date>
    <meta:generator>LibreOffice/5.3.3.2$Linux_X86_64 LibreOffice_project/30m0$Build-2</meta:generator>
    <dc:date>2017-06-10T11:57:34.967345601</dc:date>
    <meta:editing-duration>PT2H20M17S</meta:editing-duration>
    <meta:editing-cycles>16</meta:editing-cycles>
    <meta:document-statistic meta:table-count="0" meta:image-count="0" meta:object-count="0" meta:page-count="1" meta:paragraph-count="7" meta:word-count="149" meta:character-count="853" meta:non-whitespace-character-count="710"/>
  </office:meta>
</office:document-meta>
</file>